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a7ae2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7ecdc" officeooo:paragraph-rsid="04a7ecd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officeooo:rsid="000a14f6"/>
    </style:style>
    <style:style style:name="T158" style:family="text">
      <style:text-properties officeooo:rsid="005714b7"/>
    </style:style>
    <style:style style:name="T159" style:family="text">
      <style:text-properties officeooo:rsid="00880dbe"/>
    </style:style>
    <style:style style:name="T160" style:family="text">
      <style:text-properties officeooo:rsid="007c6d62"/>
    </style:style>
    <style:style style:name="T161" style:family="text">
      <style:text-properties officeooo:rsid="01c4f176"/>
    </style:style>
    <style:style style:name="T162" style:family="text">
      <style:text-properties officeooo:rsid="03b4652d"/>
    </style:style>
    <style:style style:name="T163" style:family="text">
      <style:text-properties officeooo:rsid="0473a949"/>
    </style:style>
    <style:style style:name="T164" style:family="text">
      <style:text-properties officeooo:rsid="0387836c"/>
    </style:style>
    <style:style style:name="T165" style:family="text">
      <style:text-properties officeooo:rsid="023c6ef8"/>
    </style:style>
    <style:style style:name="T166" style:family="text">
      <style:text-properties officeooo:rsid="023d86f1"/>
    </style:style>
    <style:style style:name="T167" style:family="text">
      <style:text-properties officeooo:rsid="02f83ef8"/>
    </style:style>
    <style:style style:name="T168" style:family="text">
      <style:text-properties officeooo:rsid="030feb5b"/>
    </style:style>
    <style:style style:name="T169" style:family="text">
      <style:text-properties officeooo:rsid="03106751"/>
    </style:style>
    <style:style style:name="T170" style:family="text">
      <style:text-properties officeooo:rsid="0303035b"/>
    </style:style>
    <style:style style:name="T171" style:family="text">
      <style:text-properties officeooo:rsid="03ea566d"/>
    </style:style>
    <style:style style:name="T172" style:family="text">
      <style:text-properties officeooo:rsid="03fcb8c3"/>
    </style:style>
    <style:style style:name="T173" style:family="text">
      <style:text-properties officeooo:rsid="04084c6f"/>
    </style:style>
    <style:style style:name="T174" style:family="text">
      <style:text-properties officeooo:rsid="040e98cf"/>
    </style:style>
    <style:style style:name="T175" style:family="text">
      <style:text-properties officeooo:rsid="0417ef4b"/>
    </style:style>
    <style:style style:name="T176" style:family="text">
      <style:text-properties officeooo:rsid="041d8615"/>
    </style:style>
    <style:style style:name="T177" style:family="text">
      <style:text-properties officeooo:rsid="041ffa80"/>
    </style:style>
    <style:style style:name="T178" style:family="text">
      <style:text-properties officeooo:rsid="0421e741"/>
    </style:style>
    <style:style style:name="T179" style:family="text">
      <style:text-properties officeooo:rsid="04260fb7"/>
    </style:style>
    <style:style style:name="T180" style:family="text">
      <style:text-properties officeooo:rsid="042b898a"/>
    </style:style>
    <style:style style:name="T181" style:family="text">
      <style:text-properties officeooo:rsid="042ffee7"/>
    </style:style>
    <style:style style:name="T182" style:family="text">
      <style:text-properties officeooo:rsid="0435dfbc"/>
    </style:style>
    <style:style style:name="T183" style:family="text">
      <style:text-properties officeooo:rsid="04441e06"/>
    </style:style>
    <style:style style:name="T184" style:family="text">
      <style:text-properties officeooo:rsid="045154b3"/>
    </style:style>
    <style:style style:name="T185" style:family="text">
      <style:text-properties officeooo:rsid="045657ac"/>
    </style:style>
    <style:style style:name="T186" style:family="text">
      <style:text-properties officeooo:rsid="0456d277"/>
    </style:style>
    <style:style style:name="T187" style:family="text">
      <style:text-properties officeooo:rsid="04617afd"/>
    </style:style>
    <style:style style:name="T188" style:family="text">
      <style:text-properties officeooo:rsid="0466806b"/>
    </style:style>
    <style:style style:name="T189" style:family="text">
      <style:text-properties officeooo:rsid="04684cbe"/>
    </style:style>
    <style:style style:name="T190" style:family="text">
      <style:text-properties officeooo:rsid="0470ab69"/>
    </style:style>
    <style:style style:name="T191" style:family="text">
      <style:text-properties officeooo:rsid="0471fcf4"/>
    </style:style>
    <style:style style:name="T192" style:family="text">
      <style:text-properties officeooo:rsid="04722c0d"/>
    </style:style>
    <style:style style:name="T193" style:family="text">
      <style:text-properties officeooo:rsid="0476bd1a"/>
    </style:style>
    <style:style style:name="T194" style:family="text">
      <style:text-properties officeooo:rsid="048a32fb"/>
    </style:style>
    <style:style style:name="T195" style:family="text">
      <style:text-properties officeooo:rsid="047a3a13"/>
    </style:style>
    <style:style style:name="T196" style:family="text">
      <style:text-properties officeooo:rsid="0494ab1e"/>
    </style:style>
    <style:style style:name="T197" style:family="text">
      <style:text-properties officeooo:rsid="049648bc"/>
    </style:style>
    <style:style style:name="T198" style:family="text">
      <style:text-properties officeooo:rsid="049f1e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61">Esser-</text:span>Skala, 20<text:span text:style-name="T169">20</text:span></text:p>
      <text:p text:style-name="P15"/>
      <text:p text:style-name="P15"/>
      <text:p text:style-name="P10">© 20<text:span text:style-name="T169">20</text:span> by Wolfgang <text:span text:style-name="T161">Esser-</text:span>Skala. This edition is licensed under the Creative Commons Attribution<text:span text:style-name="T159">-NonCommercial-ShareAlike</text:span> 4.0 International License. To view a copy of this license, visit http://creativecommons.org/licenses/by<text:span text:style-name="T160">-nc-sa</text:span>/4.0/. </text:p>
      <text:p text:style-name="P9"/>
      <text:p text:style-name="P11">Music engraving by LilyPond 2.18.0 (http://www.lilypond.org).<text:span text:style-name="T158"><text:line-break/>Front matter</text:span> typeset with EB Garamond (http://www.georgduffner.at/ebgaramond).</text:p>
      <text:p text:style-name="P15"/>
      <text:p text:style-name="P8">First <text:span text:style-name="T161">version</text:span>, <text:span text:style-name="T169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71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5">https://digital.staatsbibliothek-berlin.de/werkansicht/?PPN=PPN798409592<text:line-break/><text:tab/></text:span>(siglum<text:span text:style-name="T163"> </text:span>Mus.<text:span text:style-name="T165">ms. 18710</text:span>)</text:p>
      <text:p text:style-name="P2"/>
      <text:p text:style-name="P6">In general, this edition closely follows the <text:span text:style-name="T164">manuscript. </text:span>Any<text:span text:style-name="T167"> </text:span>changes <text:span text:style-name="T15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70">A, alto; B, basso; Ev, Evangelist; </text:span>Ms, manuscript;<text:span text:style-name="T165"> </text:span>org, organ; <text:span text:style-name="T192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54"><text:line-break/>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68">rolle-bespiegelt-euch-WacR-III-1</text:span>). Your help will be greatly appreciated.</text:p>
      <text:p text:style-name="P7"/>
      <text:p text:style-name="P7"/>
      <text:p text:style-name="P7"><text:soft-page-break/><text:span text:style-name="T5">Salzburg, </text:span><text:span text:style-name="T6">January</text:span><text:span text:style-name="T5"> 20</text:span><text:span text:style-name="T6">20</text:span><text:line-break/>Wolfgang <text:span text:style-name="T162">Esser-</text:span>Skala</text:p>
      <text:p text:style-name="P13"/>
      <text:p text:style-name="P13"/>
      <text:p text:style-name="P14"/>
      <text:p text:style-name="P20"><text:line-break/><text:span text:style-name="T171">C O N T E N T S</text:span></text:p>
      <text:p text:style-name="P17"/>
      <text:p text:style-name="P12"/>
      <text:p text:style-name="P73">l u k a s <text:s text:c="2"/>x x i i</text:p>
      <text:p text:style-name="P23"/>
      <text:p text:style-name="P23"><text:span text:style-name="T188">1.</text:span>1<text:tab/><text:span text:style-name="T171">Coro</text:span>: <text:tab/><text:span text:style-name="T171">Beſpiegelt euch in Jeſu Leiden<text:tab/>1</text:span><text:line-break/><text:line-break/><text:span text:style-name="T166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88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88">1.3</text:span><text:tab/>Recitativo:<text:tab/>Und Jeſus ging hinau<text:span text:style-name="T172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88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88">1.5</text:span><text:tab/>Recitativo:<text:tab/>Und als <text:span text:style-name="T177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88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88">1.</text:span>7<text:tab/>Recitativo:<text:tab/>Und es kam, daß <text:span text:style-name="T178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88">1.</text:span>8<text:tab/>Aria:<text:tab/>Wie quälet ſich das höchſte Guth<text:tab/>1<text:span text:style-name="T5"><text:line-break/><text:line-break/></text:span><text:span text:style-name="T173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88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74">Jeſus</text:span><text:span text:style-name="T39"><text:tab/>Juda! verrätheſt du des Menſchen Sohn<text:line-break/><text:tab/>mit einem Kuß?<text:line-break/><text:line-break/></text:span><text:span text:style-name="T174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88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88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75">Jeſus</text:span><text:span text:style-name="T42"><text:tab/>Laßet ſie doch ſo ferne machen.<text:line-break/><text:line-break/></text:span><text:span text:style-name="T175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88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88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76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76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79">Magd I</text:span><text:span text:style-name="T54"><text:tab/>Dieſer Jünger war auch mit Ihm.<text:line-break/><text:line-break/></text:span><text:span text:style-name="T179">Evageliſt</text:span><text:span text:style-name="T54"><text:tab/> Er aber verleugnete Ihn und ſprach:<text:line-break/><text:line-break/></text:span><text:span text:style-name="T179">Petrus</text:span><text:span text:style-name="T54"><text:tab/>Weib, ich kenne Sein nicht.</text:span></text:p>
      <text:p text:style-name="P44"/>
      <text:p text:style-name="P44"/>
      <text:p text:style-name="P47"><text:span text:style-name="T188">1.1</text:span>4<text:tab/>Aria:<text:tab/>Gepr<text:span text:style-name="T180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88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81">Evangeliſt</text:span><text:span text:style-name="T62"><text:tab/>Petrus aber ſprach:<text:line-break/><text:line-break/></text:span><text:span text:style-name="T181">Petrus</text:span><text:span text:style-name="T62"><text:tab/>Menſch, ich weiß nicht, was du ſag</text:span><text:span text:style-name="T67">e</text:span><text:span text:style-name="T62">ſt.<text:line-break/><text:line-break/></text:span><text:span text:style-name="T181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82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88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83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88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88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84">Chor</text:span><text:span text:style-name="T88"><text:tab/>Weisſage, wer iſts, der dich ſchlug?<text:line-break/><text:line-break/></text:span><text:span text:style-name="T184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85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85">Evangeliſt</text:span><text:span text:style-name="T94"><text:tab/>Er ſprach aber zu ihnen:<text:line-break/><text:line-break/></text:span><text:span text:style-name="T185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85">Evangeliſt</text:span><text:span text:style-name="T94"><text:tab/>Da ſprachen ſie alle:</text:span><text:span text:style-name="T95"><text:line-break/><text:line-break/></text:span><text:span text:style-name="T186">Chor</text:span><text:span text:style-name="T95"><text:tab/>Biſtu denn Gottes Sohn?<text:line-break/><text:line-break/></text:span><text:span text:style-name="T186">Evangeliſt</text:span><text:span text:style-name="T95"><text:tab/>Er ſprach zu ihnen:<text:line-break/><text:line-break/></text:span><text:span text:style-name="T186">Jeſus</text:span><text:span text:style-name="T95"><text:tab/>Ihr ſagets, denn ich bins.<text:line-break/><text:line-break/></text:span><text:span text:style-name="T186">Evangeliſt</text:span><text:span text:style-name="T95"><text:tab/>Sie aber ſprachen:</text:span></text:p>
      <text:p text:style-name="P54"/>
      <text:p text:style-name="P54"/>
      <text:p text:style-name="P57"><text:span text:style-name="T188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88">1.</text:span>20<text:tab/>Aria:<text:tab/>Mund der Wahrheit<text:tab/>1<text:span text:style-name="T5"><text:line-break/><text:line-break/></text:span>Al<text:span text:style-name="T187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73">l u k a s <text:s text:c="2"/>x x i i i</text:p>
      <text:p text:style-name="P59"/>
      <text:p text:style-name="P60">2.1<text:tab/>Recitativo:<text:tab/>Und der gantze Hauffe ſt<text:span text:style-name="T189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3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3"/>
      <text:p text:style-name="P63"/>
      <text:p text:style-name="P64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4"/>
      <text:p text:style-name="P65"><text:line-break/><text:line-break/></text:p>
      <text:p text:style-name="P65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5"/>
      <text:p text:style-name="P65"/>
      <text:p text:style-name="P66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90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91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6"/>
      <text:p text:style-name="P66"/>
      <text:p text:style-name="P67"><text:span text:style-name="T191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7"/>
      <text:p text:style-name="P67"/>
      <text:p text:style-name="P68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193">Chor</text:span><text:span text:style-name="T122"><text:tab/>Creutzige Ihn!<text:line-break/><text:line-break/></text:span><text:span text:style-name="T193">Evangeliſt</text:span><text:span text:style-name="T122"><text:tab/>Er aber ſprach zum drittenmal zu ihnen:<text:line-break/><text:line-break/></text:span><text:span text:style-name="T193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193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8"/>
      <text:p text:style-name="P68"/>
      <text:p text:style-name="P69"><text:span text:style-name="T193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9"/>
      <text:p text:style-name="P69"/>
      <text:p text:style-name="P70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70"/>
      <text:p text:style-name="P70"/>
      <text:p text:style-name="P71"><text:span text:style-name="T194">2</text:span>.12<text:tab/>Coro:<text:tab/><text:span text:style-name="T195">Es ſoll der fromme Jeſus ſterben</text:span> [da capo]<text:span text:style-name="T195"><text:tab/>1</text:span><text:span text:style-name="T135"><text:line-break/><text:line-break/></text:span><text:span text:style-name="T195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1"/>
      <text:p text:style-name="P71"/>
      <text:p text:style-name="P72"><text:span text:style-name="T195">2</text:span>.13<text:tab/>Recitativo<text:tab/>Jeſus aber wandte ſich <text:span text:style-name="T197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196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72"/>
      <text:p text:style-name="P72"/>
      <text:p text:style-name="P74"><text:span text:style-name="T196">2</text:span>.14<text:tab/>Aria:<text:tab/>Nimm, ſichrer Menſch, des Höchſten Rath zu Hertzen<text:tab/>1<text:span text:style-name="T5"><text:line-break/><text:line-break/></text:span>Bas<text:span text:style-name="T198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  <text:p text:style-name="P74"/>
      <text:p text:style-name="P74"/>
      <text:p text:style-name="P75">2.15<text:tab/>Choral:<text:tab/>Wie heftig unſre Sünden<text:tab/>1<text:span text:style-name="T5"><text:line-break/><text:line-break/></text:span>Chor<text:span text:style-name="T5"><text:tab/>Wie heftig unſre Sünden<text:line-break/><text:tab/>den frommen Gott entzünden,<text:line-break/><text:tab/>wie Rach und Eifer gehn,<text:line-break/><text:tab/>wie grauſam ſeine Ruthen,<text:line-break/><text:tab/>wie zornig ſeine Fluthen,<text:line-break/><text:tab/>will ich aus dieſen Leiden ſeh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5T11:15:03.642354616</dc:date>
    <dc:creator>Wolfgang Skala</dc:creator>
    <meta:editing-duration>P11DT2H20M55S</meta:editing-duration>
    <meta:editing-cycles>1066</meta:editing-cycles>
    <meta:generator>LibreOffice/4.2.8.2$Linux_X86_64 LibreOffice_project/420m0$Build-2</meta:generator>
    <meta:document-statistic meta:table-count="0" meta:image-count="1" meta:object-count="0" meta:page-count="14" meta:paragraph-count="50" meta:word-count="3107" meta:character-count="17560" meta:non-whitespace-character-count="14103"/>
  </office:meta>
</office:document-meta>
</file>